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officeooo:paragraph-rsid="002006c4"/>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17e0ad" style:font-size-asian="11pt" style:font-size-complex="11pt"/>
    </style:style>
    <style:style style:name="T4" style:family="text">
      <style:text-properties style:font-name="Arial" fo:font-size="11pt" officeooo:rsid="001c4cb0" style:font-size-asian="11pt" style:font-size-complex="11pt"/>
    </style:style>
    <style:style style:name="T5" style:family="text">
      <style:text-properties style:font-name="Arial" fo:font-size="11pt" officeooo:rsid="002006c4" style:font-size-asian="11pt" style:font-size-complex="11pt"/>
    </style:style>
    <style:style style:name="T6" style:family="text">
      <style:text-properties style:font-name="Arial" officeooo:rsid="0016936a"/>
    </style:style>
    <style:style style:name="T7" style:family="text">
      <style:text-properties style:font-name="Arial" officeooo:rsid="0018f55f"/>
    </style:style>
    <style:style style:name="T8" style:family="text">
      <style:text-properties style:font-name="Arial" fo:font-style="italic" officeooo:rsid="001c4cb0" style:font-style-asian="italic" style:font-style-complex="italic"/>
    </style:style>
    <style:style style:name="T9" style:family="text">
      <style:text-properties style:font-name="Arial" officeooo:rsid="002006c4"/>
    </style:style>
    <style:style style:name="T10" style:family="text">
      <style:text-properties style:font-name="Arial" officeooo:rsid="0023d58a"/>
    </style:style>
    <style:style style:name="T11" style:family="text">
      <style:text-properties style:text-position="super 58%" style:font-name="Arial" officeooo:rsid="00172eb6"/>
    </style:style>
    <style:style style:name="T12" style:family="text">
      <style:text-properties fo:color="#000000" style:font-name="Arial" style:font-weight-complex="bold"/>
    </style:style>
    <style:style style:name="T13" style:family="text">
      <style:text-properties fo:color="#000000" style:font-name="Arial" officeooo:rsid="001c4cb0" style:font-weight-complex="bold"/>
    </style:style>
    <style:style style:name="T14" style:family="text">
      <style:text-properties fo:color="#000000" style:font-name="Arial" officeooo:rsid="001e03bc" style:font-weight-complex="bold"/>
    </style:style>
    <style:style style:name="T15" style:family="text">
      <style:text-properties fo:color="#000000" style:font-name="Arial" officeooo:rsid="001dda42" style:font-weight-complex="bold"/>
    </style:style>
    <style:style style:name="T16" style:family="text">
      <style:text-properties fo:color="#000000" style:font-name="Arial" officeooo:rsid="002255c6" style:font-weight-complex="bold"/>
    </style:style>
    <style:style style:name="T17" style:family="text">
      <style:text-properties fo:color="#000000" style:font-name="Arial" fo:font-style="italic" style:font-style-asian="italic" style:font-style-complex="italic" style:font-weight-complex="bold"/>
    </style:style>
    <style:style style:name="T18" style:family="text">
      <style:text-properties fo:color="#000000" style:font-name="Arial" fo:font-style="italic" officeooo:rsid="001c4cb0" style:font-style-asian="italic"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7">Status of a Major Outbreak of Coconut Rhinoceros Beetle, </text:span></text:span><text:span text:style-name="Strong_20_Emphasis"><text:span text:style-name="T8">Oryctes rhinoceros</text:span></text:span><text:span text:style-name="Strong_20_Emphasis"><text:span text:style-name="T7"> Biotype G, on Guam</text:span></text:span><text:span text:style-name="Strong_20_Emphasis"><text:span text:style-name="T10"> </text:span></text:span><text:span text:style-name="Strong_20_Emphasis"><text:span text:style-name="T7">and Attempts at Establishing Biological Control</text:span></text:span><text:span text:style-name="T1"><text:line-break/></text:span><text:span text:style-name="T6">A Moore</text:span><text:span text:style-name="T11">1*</text:span><text:span text:style-name="T6">, J</text:span><text:span text:style-name="T9">J</text:span><text:span text:style-name="T6"> Grasela</text:span><text:span text:style-name="T11">1</text:span><text:span text:style-name="T6"> and S</text:span><text:span text:style-name="T9">D</text:span><text:span text:style-name="T6">G Marshall</text:span><text:span text:style-name="T11">2</text:span><text:span text:style-name="T2"><text:line-break/>1</text:span><text:span text:style-name="T5">University of Guam, College of Natural and Applied Sciences, Mangilao, GU 96923, USA</text:span><text:span text:style-name="T3"> 2</text:span><text:span text:style-name="T5">AgResearch Limited, Lincoln Research Centre, Private Bag 4749, Christchurch 8140, New Zealand</text:span><text:span text:style-name="T2"><text:line-break/><text:line-break/></text:span><text:span text:style-name="Strong_20_Emphasis"><text:span text:style-name="T2">*Email: </text:span></text:span><text:span text:style-name="Strong_20_Emphasis"><text:span text:style-name="T3">aubreymoore@guam.net</text:span></text:span><text:span text:style-name="T2"><text:line-break/><text:line-break/></text:span><text:span text:style-name="Strong_20_Emphasis"><text:span text:style-name="T2">Abstract:</text:span></text:span><text:span text:style-name="T2">  </text:span><text:span text:style-name="T4">Coconut rhinoceros beetle (</text:span><text:span text:style-name="T12">CRB; </text:span><text:span text:style-name="T18">Oryctes rhinoceros</text:span><text:span text:style-name="T13">)</text:span><text:span text:style-name="T12"> was first detected on Guam in 2007. An eradication attempt using mass trapping and sanitation failed when the beetle spread to all parts of the island. </text:span><text:span text:style-name="T17">Oryctes rhinoceros</text:span><text:span text:style-name="T12"> nudivirus (OrNV) and green muscardine fungus (GMF; </text:span><text:span text:style-name="T17">Metarhizium majus</text:span><text:span text:style-name="T13">)</text:span><text:span text:style-name="T12"> where introduced as biocontrol agents. GMF successfully established as a classical biocontrol agent and a 2015 survey indicated that between 10% and 38% of Guam’s CRB were infected by this fungus. However, the preferred biocontrol agent for CRB, namely OrNV, failed to have any effect. This lead us to discover that the Guam CRB population is genetically distinct from other Pacific island populations and it is being referred to as the CRB-G biotype. CRB-G is resistant to all available isolates of OrNV, previously the most effective biocontrol agent for CRB, and it appears to have other characteristics, which make it more invasive and harder to control than other CRB biotypes. </text:span><text:span text:style-name="T14">T</text:span><text:span text:style-name="T12">here where no range expansions of CRB </text:span><text:span text:style-name="T14">between </text:span><text:span text:style-name="T12">1980 </text:span><text:span text:style-name="T14">and</text:span><text:span text:style-name="T12"> 200</text:span><text:span text:style-name="T14">7</text:span><text:span text:style-name="T12">. </text:span><text:span text:style-name="T14">However,</text:span><text:span text:style-name="T12"> CRB is now on the move with </text:span><text:span text:style-name="T13">detection</text:span><text:span text:style-name="T12"> </text:span><text:span text:style-name="T13">on</text:span><text:span text:style-name="T12"> Guam in 2007, Port Moresby area, Papua New Guinea in 2009, Oahu, Hawaii in 2013, the Honiara area, Guadalcanal, Solomon Islands in 2015, and Rota, </text:span><text:span text:style-name="T15">Northern Mariana Islands</text:span><text:span text:style-name="T12"> in 2017. It is significant that all of these new invasions involve CRB-G. Thus, CRB-G is a regional problem which poses significant risks to Pacific island economies and ecosystems. </text:span><text:span text:style-name="T15">Status of the Guam CRB-G outbreak and current research focused </text:span><text:span text:style-name="T16">on</text:span><text:span text:style-name="T15"> establishing </text:span><text:span text:style-name="T16">effective </text:span><text:span text:style-name="T15">biocontrol </text:span><text:span text:style-name="T14">on Guam </text:span><text:span text:style-name="T15">will be discu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9" style:display-name="ListLabel 199" style:family="text">
      <style:text-properties style:font-name-complex="OpenSymbol" style:font-family-complex="OpenSymbol" style:font-family-generic-complex="system" style:font-pitch-complex="variable"/>
    </style:style>
    <style:style style:name="ListLabel_20_200" style:display-name="ListLabel 200" style:family="text">
      <style:text-properties style:font-name-complex="OpenSymbol" style:font-family-complex="OpenSymbol" style:font-family-generic-complex="system" style:font-pitch-complex="variable"/>
    </style:style>
    <style:style style:name="ListLabel_20_201" style:display-name="ListLabel 201" style:family="text">
      <style:text-properties style:font-name-complex="OpenSymbol" style:font-family-complex="OpenSymbol" style:font-family-generic-complex="system" style:font-pitch-complex="variable"/>
    </style:style>
    <style:style style:name="ListLabel_20_202" style:display-name="ListLabel 202" style:family="text">
      <style:text-properties style:font-name-complex="OpenSymbol" style:font-family-complex="OpenSymbol" style:font-family-generic-complex="system" style:font-pitch-complex="variable"/>
    </style:style>
    <style:style style:name="ListLabel_20_203" style:display-name="ListLabel 203" style:family="text">
      <style:text-properties style:font-name-complex="OpenSymbol" style:font-family-complex="OpenSymbol" style:font-family-generic-complex="system" style:font-pitch-complex="variable"/>
    </style:style>
    <style:style style:name="ListLabel_20_204" style:display-name="ListLabel 204" style:family="text">
      <style:text-properties style:font-name-complex="OpenSymbol" style:font-family-complex="OpenSymbol" style:font-family-generic-complex="system" style:font-pitch-complex="variable"/>
    </style:style>
    <style:style style:name="ListLabel_20_205" style:display-name="ListLabel 205" style:family="text">
      <style:text-properties style:font-name-complex="OpenSymbol" style:font-family-complex="OpenSymbol" style:font-family-generic-complex="system" style:font-pitch-complex="variable"/>
    </style:style>
    <style:style style:name="ListLabel_20_206" style:display-name="ListLabel 206" style:family="text">
      <style:text-properties style:font-name-complex="OpenSymbol" style:font-family-complex="OpenSymbol" style:font-family-generic-complex="system" style:font-pitch-complex="variable"/>
    </style:style>
    <style:style style:name="ListLabel_20_207" style:display-name="ListLabel 207" style:family="text">
      <style:text-properties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9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0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07:14:54.123439212</meta:creation-date>
    <dc:date>2019-08-13T11:15:06.289462173</dc:date>
    <meta:editing-duration>PT23M48S</meta:editing-duration>
    <meta:editing-cycles>9</meta:editing-cycles>
    <meta:generator>LibreOffice/5.1.6.2$Linux_X86_64 LibreOffice_project/10m0$Build-2</meta:generator>
    <meta:document-statistic meta:table-count="0" meta:image-count="0" meta:object-count="0" meta:page-count="1" meta:paragraph-count="1" meta:word-count="306" meta:character-count="1975" meta:non-whitespace-character-count="1667"/>
  </office:meta>
</office:document-meta>
</file>